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a charla esta basada en otra que di, con un nombre similar, en el "Python Day en Santa Fe 2008".</text:p>
      <text:p text:style-name="Standard">Los principales cambios para quien vio aquella, son:</text:p>
      <text:p text:style-name="Standard">* El approach a 'COMET' yendo a la implementación estable en vez de la mas experimental.</text:p>
      <text:p text:style-name="Standard">* El agregado de una nueva sección sobre 'eventos full-dúplex sobre Http'.</text:p>
      <text:p text:style-name="Standard">* Los slides serian menos y mas gráficos.</text:p>
      <text:p text:style-name="Standard">* Los ejemplos son mas entretenidos.</text:p>
      <text:p text:style-name="Standard"/>
      <text:p text:style-name="Standard">Las duraciones que tengo planeadas son:</text:p>
      <text:p text:style-name="Standard">-Intro: 5mins</text:p>
      <text:p text:style-name="Standard">-XML-RPC: 15 mins</text:p>
      <text:p text:style-name="Standard">-Views con lógica lineal: 20 minutos</text:p>
      <text:p text:style-name="Standard">-Comet: 20 minutos</text:p>
      <text:p text:style-name="Standard">-Eventos full dúplex: 15 minutos</text:p>
      <text:p text:style-name="Standard">-Preguntas 15 minutos, aunque algunas preguntas también se responden en cada experimento.</text:p>
      <text:p text:style-name="Standard"/>
      <text:p text:style-name="Standard">Por eso preferiría disponer de dos bloques de 45 minutos, de corrido o con un break en el medio.</text:p>
      <text:p text:style-name="Standard"/>
      <text:p text:style-name="Standard">Alternativamente podría dar solo una charla de 45 minutos con 2 experimentos, o 4 charlas muy cortas una con cada experimento.</text:p>
      <text:p text:style-name="Standard"/>
      <text:p text:style-name="Standard">Outline</text:p>
      <text:p text:style-name="Standard">=======</text:p>
      <text:p text:style-name="Standard"/>
      <text:p text:style-name="Standard">.. contents:: :local:</text:p>
      <text:p text:style-name="Standard">Por que experimentar en django?</text:p>
      <text:p text:style-name="Standard">-------------------------------</text:p>
      <text:p text:style-name="Standard"/>
      <text:p text:style-name="Standard">* Porque las API's son muy estables, y los cambios en ellas bien documentados.</text:p>
      <text:p text:style-name="Standard">* Muchos puntos de extensión con API's y protocolos simples, django es un conjunto de herramientas independientes.</text:p>
      <text:p text:style-name="Standard">* Nuestro experimento tiene la posibilidad de llegar algo estable en producción.</text:p>
      <text:p text:style-name="Standard"/>
      <text:p text:style-name="Standard">XML-RPC: Que es? </text:p>
      <text:p text:style-name="Standard">----------------</text:p>
      <text:p text:style-name="Standard">* Llamar procedimientos en un server remoto usando xml sobre Http.</text:p>
      <text:p text:style-name="Standard">* Permitimos a terceros mejorarnos y/o sindicarnos de modo seguro.</text:p>
      <text:p text:style-name="Standard">* Mas diversidad de clientes.</text:p>
      <text:p text:style-name="Standard">* Permite dividir un webapp muy grande en distintos 'aspectos', corriendo en varios servers, desarrolladas por equipos distintos.</text:p>
      <text:p text:style-name="Standard"/>
      <text:p text:style-name="Standard">XML-RPC: Implementación</text:p>
      <text:p text:style-name="Standard">-----------------------</text:p>
      <text:p text:style-name="Standard">* Se publican métodos en un server HTTP.</text:p>
      <text:p text:style-name="Standard">* Se acceden desde clientes XML-RPC.</text:p>
      <text:p text:style-name="Standard">* Tenemos django-xmlrpc.</text:p>
      <text:p text:style-name="Standard">* Un view codifica-decodifica los pedidos y respuestas, ni una linea de xml.</text:p>
      <text:p text:style-name="Standard">* Colgamos ese view en alguna url</text:p>
      <text:p text:style-name="Standard">* Mapeamos funciones a servicios</text:p>
      <text:p text:style-name="Standard">* Las funciones no reciben el request</text:p>
      <text:p text:style-name="Standard"><text:soft-page-break/>* http://code.google.com/p/django-xmlrpc/</text:p>
      <text:p text:style-name="Standard"/>
      <text:p text:style-name="Standard">XML-RPC: Demostración</text:p>
      <text:p text:style-name="Standard">---------------------</text:p>
      <text:p text:style-name="Standard">Vemos una pequeña aplicación parecida a twitter donde los usuarios publican contenidos con un cliente XML-RPC.</text:p>
      <text:p text:style-name="Standard"/>
      <text:p text:style-name="Standard">Views con lógica linear: Que son? </text:p>
      <text:p text:style-name="Standard">---------------------------------</text:p>
      <text:p text:style-name="Standard">* Lógica simple, fácil de seguir.</text:p>
      <text:p text:style-name="Standard">* Pueden suspender su ejecución y requerir mas datos de parte del usuario.</text:p>
      <text:p text:style-name="Standard">* Mantienen estado del server entre requests.</text:p>
      <text:p text:style-name="Standard">* Parecido a Seaside, UncommonWeb.</text:p>
      <text:p text:style-name="Standard"/>
      <text:p text:style-name="Standard">Views con lógica linear: Implementación? </text:p>
      <text:p text:style-name="Standard">----------------------------------------</text:p>
      <text:p text:style-name="Standard">* Es mas fácil con 'continuations'</text:p>
      <text:p text:style-name="Standard">* Casi cualquier mecanismo que relacione un usuario con un estado sirve.</text:p>
      <text:p text:style-name="Standard">* Puede tener mas o menos features.</text:p>
      <text:p text:style-name="Standard">* En python:</text:p>
      <text:p text:style-name="Standard"><text:s text:c="2"/>* co-rutinas (desde python 2.5)</text:p>
      <text:p text:style-name="Standard"><text:s text:c="2"/>* tasklets de stackless python. (pickleables)</text:p>
      <text:p text:style-name="Standard">* request = yield HttpResponse()</text:p>
      <text:p text:style-name="Standard">* Mantenemos el estado en memoria.</text:p>
      <text:p text:style-name="Standard">* Para balancear necesitamos soporte de sticky sessions.</text:p>
      <text:p text:style-name="Standard">* http://www.apsis.ch/pound o LVS</text:p>
      <text:p text:style-name="Standard"/>
      <text:p text:style-name="Standard">Views con lógica linear: Demostración</text:p>
      <text:p text:style-name="Standard">-------------------------------------</text:p>
      <text:p text:style-name="Standard">Vemos algunos ejemplos de menor a mayor complejidad, siendo el ultimo un juego de 'piedra papel o tijera'.</text:p>
      <text:p text:style-name="Standard"/>
      <text:p text:style-name="Standard">COMET: Que es? </text:p>
      <text:p text:style-name="Standard">--------------</text:p>
      <text:p text:style-name="Standard">* El termino engloba las técnicas que crean un canal de baja latencia desde el server al cliente.</text:p>
      <text:p text:style-name="Standard">* Nos permite hacer Chats, Notificaciones en tiempo real, juegos multiplayer.</text:p>
      <text:p text:style-name="Standard">* Las implementaciones de menor latencia suelen ser menos compatibles entre browsers.</text:p>
      <text:p text:style-name="Standard"/>
      <text:p text:style-name="Standard">COMET: Implementación</text:p>
      <text:p text:style-name="Standard">---------------------</text:p>
      <text:p text:style-name="Standard">* El método mas usado es el de 'long pooling', que retrasa un response hasta que haya datos.</text:p>
      <text:p text:style-name="Standard">* Views sirven HttpResponse con generador.</text:p>
      <text:p text:style-name="Standard">* Yield vacio hasta que haya datos.</text:p>
      <text:p text:style-name="Standard">* Cuando hay datos enviamos y StopIteration()</text:p>
      <text:p text:style-name="Standard">* El cliente pide, espera, recibe, pide, espera...</text:p>
      <text:p text:style-name="Standard">* Modificar la sesión no funciona mágicamente, porque ya corrieron los métodos de los middlewares.</text:p>
      <text:p text:style-name="Standard"/>
      <text:p text:style-name="Standard">COMET: Demostración</text:p>
      <text:p text:style-name="Standard">-------------------</text:p>
      <text:p text:style-name="Standard"><text:soft-page-break/>Vemos un chat 'live' y un juego de pong multijugador en los que podrían participar los asistentes.</text:p>
      <text:p text:style-name="Standard"/>
      <text:p text:style-name="Standard">Eventos Full-Dúplex sobre HTTP: Que son?</text:p>
      <text:p text:style-name="Standard">----------------------------------------</text:p>
      <text:p text:style-name="Standard">* Abstrae la comunicación entre nuestros clientes y servers.</text:p>
      <text:p text:style-name="Standard">* Nos ayuda a definir un API clara entre nuestro código cliente y el código del servidor.</text:p>
      <text:p text:style-name="Standard">* En el cliente escuchamos eventos del server, y disparamos eventos al server.</text:p>
      <text:p text:style-name="Standard">* En el server escuchamos eventos del cliente y disparamos eventos al cliente.</text:p>
      <text:p text:style-name="Standard">* Similar en espíritu al protocolo Bayeux.</text:p>
      <text:p text:style-name="Standard"/>
      <text:p text:style-name="Standard">Eventos Full-Dúplex sobre HTTP: Implementación</text:p>
      <text:p text:style-name="Standard">----------------------------------------------</text:p>
      <text:p text:style-name="Standard">* En el cliente:</text:p>
      <text:p text:style-name="Standard"><text:s text:c="2"/>* Un objeto javascript sirve de proxy con el server.</text:p>
      <text:p text:style-name="Standard"><text:s text:c="2"/>* Disparamos eventos cuyo 'tipo' es un string y sus datos un objeto javascript.</text:p>
      <text:p text:style-name="Standard"><text:s text:c="2"/>* Asignamos handlers a los eventos disparados por el server.</text:p>
      <text:p text:style-name="Standard">* En el server:</text:p>
      <text:p text:style-name="Standard"><text:s text:c="2"/>* Un objeto python es el proxy con el cliente.</text:p>
      <text:p text:style-name="Standard"><text:s text:c="2"/>* Disparamos eventos cuyo tipo es un string y sus datos un diccionario.</text:p>
      <text:p text:style-name="Standard"><text:s text:c="2"/>* Asignamos handlers a los eventos disparados por el cliente. Además de los datos del cliente reciben el request.</text:p>
      <text:p text:style-name="Standard">* Para lograr baja latencia en los eventos desde el server hacia el cliente usamos comet.</text:p>
      <text:p text:style-name="Standard"/>
      <text:p text:style-name="Standard">Eventos Full-Dúplex sobre HTTP: Demostración</text:p>
      <text:p text:style-name="Standard">--------------------------------------------</text:p>
      <text:p text:style-name="Standard">Vemos la implementación de la librería cliente y servidor, y un juego de 'batalla naval' como ejemplo.</text:p>
      <text:p text:style-name="Standard"/>
      <text:p text:style-name="Standard">Aclaraciones</text:p>
      <text:p text:style-name="Standard">------------</text:p>
      <text:p text:style-name="Standard">* Es técnicamente posible utilizar estos paradigmas con django.</text:p>
      <text:p text:style-name="Standard">* El predominante en django sigue y probablemente siga siendo el MTV (MVC)</text:p>
      <text:p text:style-name="Standard">* Stateful views esta mejor en seaside o uncommonweb.</text:p>
      <text:p text:style-name="Standard"/>
      <text:p text:style-name="Standard">Preguntas</text:p>
      <text:p text:style-name="Standard">---------</text:p>
      <text:p text:style-name="Standard">Sesión de preguntas y respuest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ubis</meta:initial-creator>
    <meta:creation-date>2009-06-03T01:49:53</meta:creation-date>
    <dc:creator>nubis</dc:creator>
    <dc:date>2009-06-03T02:06:25</dc:date>
    <meta:editing-cycles>1</meta:editing-cycles>
    <meta:editing-duration>PT1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8" meta:word-count="759" meta:character-count="5322"/>
  </office:meta>
</office:document-meta>
</file>